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style style:name="P1" style:parent-style-name="Заголовок1" style:master-page-name="MPF0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3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6" style:parent-style-name="Textbody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7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9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10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8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9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0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1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4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5" style:parent-style-name="Textbody" style:master-page-name="MPF1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2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9" style:parent-style-name="Textbody" style:family="paragraph">
      <style:paragraph-properties fo:line-height="150%"/>
    </style:style>
    <style:style style:name="T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1" style:parent-style-name="Textbody" style:family="paragraph">
      <style:paragraph-properties fo:line-height="150%"/>
    </style:style>
    <style:style style:name="T3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3" style:parent-style-name="Textbody" style:family="paragraph">
      <style:paragraph-properties fo:line-height="150%"/>
    </style:style>
    <style:style style:name="T3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5" style:parent-style-name="Textbody" style:family="paragraph">
      <style:paragraph-properties fo:line-height="150%"/>
    </style:style>
    <style:style style:name="T3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7" style:parent-style-name="Textbody" style:family="paragraph">
      <style:paragraph-properties fo:line-height="150%"/>
    </style:style>
    <style:style style:name="T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1" style:parent-style-name="Textbody" style:family="paragraph">
      <style:paragraph-properties fo:line-height="150%"/>
    </style:style>
    <style:style style:name="T4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3" style:parent-style-name="Textbody" style:family="paragraph">
      <style:paragraph-properties fo:line-height="150%"/>
    </style:style>
    <style:style style:name="T4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5" style:parent-style-name="Textbody" style:family="paragraph">
      <style:paragraph-properties fo:line-height="150%"/>
    </style:style>
    <style:style style:name="T4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7" style:parent-style-name="Textbody" style:family="paragraph">
      <style:paragraph-properties fo:line-height="150%"/>
    </style:style>
    <style:style style:name="T4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9" style:parent-style-name="Textbody" style:family="paragraph">
      <style:paragraph-properties fo:line-height="150%"/>
    </style:style>
    <style:style style:name="T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1" style:parent-style-name="Textbody" style:family="paragraph">
      <style:paragraph-properties fo:line-height="150%"/>
    </style:style>
    <style:style style:name="T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3" style:parent-style-name="Textbody" style:family="paragraph">
      <style:paragraph-properties fo:line-height="150%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63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64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6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6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6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7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7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7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76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77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78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79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80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83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8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9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9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102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0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0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110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1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114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1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120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2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2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0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3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5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36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3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44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4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49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50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5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5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5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63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64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6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72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7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77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7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7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86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8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9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197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9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20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0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0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0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08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9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10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1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12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14" style:parent-style-name="Основнойшрифтабзаца" style:family="text">
      <style:text-properties style:font-name="Consolas" style:font-name-asian="Times New Roman" style:font-name-complex="Times New Roman" fo:color="#005CC5" style:letter-kerning="false" fo:font-size="9pt" style:font-size-asian="9pt" style:font-size-complex="9pt" style:language-asian="ru" style:country-asian="RU" style:language-complex="ar" style:country-complex="SA"/>
    </style:style>
    <style:style style:name="T21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16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21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18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220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2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22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223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24" style:parent-style-name="Textbody" style:family="paragraph">
      <style:paragraph-properties fo:line-height="150%" fo:margin-left="0.4923in">
        <style:tab-stops/>
      </style:paragraph-properties>
      <style:text-properties style:font-weight-complex="bold" fo:font-size="14pt" style:font-size-asian="14pt" style:font-size-complex="14pt"/>
    </style:style>
    <style:style style:name="P225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226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27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28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229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hyphenate="true"/>
    </style:style>
    <style:style style:name="T23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3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23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39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1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3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244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4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52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53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hyphenate="true"/>
    </style:style>
    <style:style style:name="T25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56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57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hyphenate="true"/>
    </style:style>
    <style:style style:name="T25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9" style:parent-style-name="Основнойшрифтабзаца" style:family="text">
      <style:text-properties fo:language="en" fo:country="US"/>
    </style:style>
    <style:style style:name="T26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61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language="en" fo:country="US" fo:hyphenate="true"/>
    </style:style>
    <style:style style:name="P262" style:parent-style-name="Textbody" style:family="paragraph">
      <style:paragraph-properties fo:line-height="150%"/>
      <style:text-properties fo:language="en" fo:country="US"/>
    </style:style>
    <style:style style:name="P263" style:parent-style-name="Textbody" style:family="paragraph">
      <style:paragraph-properties fo:line-height="150%"/>
      <style:text-properties fo:language="en" fo:country="US"/>
    </style:style>
    <style:style style:name="P264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65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66" style:parent-style-name="Textbody" style:family="paragraph">
      <style:paragraph-properties fo:line-height="150%" fo:text-indent="0.2916in"/>
    </style:style>
    <style:style style:name="T26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6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7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7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7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7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7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76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77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78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79" style:parent-style-name="Textbody" style:family="paragraph">
      <style:paragraph-properties fo:line-height="150%" fo:text-indent="0.2916in"/>
    </style:style>
    <style:style style:name="T28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background-color="#FFFF00"/>
    </style:style>
    <style:style style:name="P281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82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83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84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85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h text:style-name="P1" text:outline-level="1">Министерство образования и науки РФ</text:h>
      <text:p text:style-name="P3">Томский государственный университет систем управления и</text:p>
      <text:p text:style-name="P4">Радиоэлектроники (ТУСУР)</text:p>
      <text:p text:style-name="P5"/>
      <text:p text:style-name="P6">Кафедра автоматизированных систем управления (АСУ)</text:p>
      <text:p text:style-name="P7"/>
      <text:p text:style-name="P8"/>
      <text:p text:style-name="P9">Лабораторная<text:s/>работа №2</text:p>
      <text:p text:style-name="P10">«Написание спецификаций и проведение тестирования»</text:p>
      <text:p text:style-name="P11">по дисциплине «Технология разработки программного обеспечения»</text:p>
      <text:p text:style-name="P12"/>
      <text:p text:style-name="P13">учебное пособие В.Т. Калайда, В.В. Романенко</text:p>
      <text:p text:style-name="P14">«Технология разработки программного обеспечения»</text:p>
      <text:p text:style-name="P15"/>
      <text:p text:style-name="P16"/>
      <text:p text:style-name="P17">Выполнил студент</text:p>
      <text:p text:style-name="P18">специальности 09.03.01</text:p>
      <text:p text:style-name="P19">Бубенщиков Олег Юрьевич</text:p>
      <text:p text:style-name="P20">06.12.2018</text:p>
      <text:p text:style-name="P21"/>
      <text:p text:style-name="P22"/>
      <text:p text:style-name="P23"/>
      <text:p text:style-name="P24">г. Среднеуральск 2018</text:p>
      <text:soft-page-break/>
      <text:p text:style-name="P25">Содержание</text:p>
      <text:list text:style-name="LFO1" text:continue-numbering="true">
        <text:list-item>
          <text:p text:style-name="P27">Техническое задание………………………………………………………...3</text:p>
          <text:list text:continue-numbering="true">
            <text:list-item>
              <text:p text:style-name="P28">Введение…………………………………………………………………..3</text:p>
            </text:list-item>
            <text:list-item>
              <text:p text:style-name="P29"><text:span text:style-name="T30">Основание для разработки……………………………………………….3</text:span></text:p>
            </text:list-item>
            <text:list-item>
              <text:p text:style-name="P31"><text:span text:style-name="T32">Назначение разработки…………………………………………………...3</text:span></text:p>
            </text:list-item>
            <text:list-item>
              <text:p text:style-name="P33"><text:span text:style-name="T34">Технические требование к программе или программному изделию….4</text:span></text:p>
            </text:list-item>
            <text:list-item>
              <text:p text:style-name="P35"><text:span text:style-name="T36">Требования к программной документации……………………………...6</text:span></text:p>
            </text:list-item>
            <text:list-item>
              <text:p text:style-name="P37"><text:span text:style-name="T38">Технико-экономические показатели……………………………………..7</text:span></text:p>
            </text:list-item>
            <text:list-item>
              <text:p text:style-name="P39">Стадии и этапы разработки………………………………………………7</text:p>
            </text:list-item>
          </text:list>
        </text:list-item>
        <text:list-item>
          <text:p text:style-name="P40">Соглашение о требованиях…………………………………………………..8</text:p>
          <text:list text:continue-numbering="true">
            <text:list-item>
              <text:p text:style-name="P41"><text:span text:style-name="T42">Описание программного изделия………………………………………..8</text:span></text:p>
            </text:list-item>
            <text:list-item>
              <text:p text:style-name="P43"><text:span text:style-name="T44">Цели……………………………………………………………………….11</text:span></text:p>
            </text:list-item>
            <text:list-item>
              <text:p text:style-name="P45"><text:span text:style-name="T46">Стратегия…………………………………………………………………12</text:span></text:p>
            </text:list-item>
            <text:list-item>
              <text:p text:style-name="P47"><text:span text:style-name="T48">Используемые материалы……………………………………………….17</text:span></text:p>
            </text:list-item>
            <text:list-item>
              <text:p text:style-name="P49"><text:span text:style-name="T50">Передача заказчику и ввод в действие………………………………….17</text:span></text:p>
            </text:list-item>
            <text:list-item>
              <text:p text:style-name="P51"><text:span text:style-name="T52">Тактика……………………………………………………………………18</text:span></text:p>
            </text:list-item>
            <text:list-item>
              <text:p text:style-name="P53"><text:span text:style-name="T54">Извещение об изменении календарных сроков………………………...21</text:span></text:p>
            </text:list-item>
          </text:list>
        </text:list-item>
      </text:list>
      <text:p text:style-name="P55"/>
      <text:p text:style-name="P56"/>
      <text:p text:style-name="P57"/>
      <text:p text:style-name="P58"/>
      <text:p text:style-name="P59"/>
      <text:p text:style-name="P60"/>
      <text:soft-page-break/>
      <text:p text:style-name="P61">1 Спецификации</text:p>
      <text:list text:style-name="LFO2" text:continue-numbering="true">
        <text:list-item>
          <text:list>
            <text:list-item>
              <text:p text:style-name="P62">Внешняя спецификация</text:p>
            </text:list-item>
          </text:list>
        </text:list-item>
      </text:list>
      <text:p text:style-name="P63"><text:span text:style-name="T64">def</text:span><text:span text:style-name="T65"><text:s/></text:span><text:span text:style-name="T66">migrate</text:span><text:span text:style-name="T67">():</text:span></text:p>
      <text:p text:style-name="P68"><text:span text:style-name="T69"><text:s text:c="4"/></text:span><text:span text:style-name="T70">"""</text:span></text:p>
      <text:p text:style-name="P71"><text:span text:style-name="T72"><text:s text:c="4"/>Скрипт для выполнения миграции абонентов АТС в формат<text:s/></text:span><text:span text:style-name="T73">IMS</text:span><text:span text:style-name="T74">.</text:span></text:p>
      <text:p text:style-name="P75"><text:span text:style-name="T76"><text:s text:c="4"/></text:span><text:span text:style-name="T77">"""</text:span></text:p>
      <text:p text:style-name="P78"><text:s text:c="4"/># Контектсный менеджер формирующий объект конфигурации и</text:p>
      <text:p text:style-name="P79"><text:span text:style-name="T80"><text:s text:c="4"/></text:span><text:span text:style-name="T81">#</text:span><text:span text:style-name="T82"><text:s/>управления исключениями</text:span></text:p>
      <text:p text:style-name="P83"><text:span text:style-name="T84"><text:s text:c="4"/></text:span><text:span text:style-name="T85">with</text:span><text:span text:style-name="T86"><text:s/></text:span><text:span text:style-name="T87">Parser</text:span><text:span text:style-name="T88">.</text:span><text:span text:style-name="T89">run</text:span><text:span text:style-name="T90">_</text:span><text:span text:style-name="T91">migrate</text:span><text:span text:style-name="T92">()</text:span><text:span text:style-name="T93"><text:s/></text:span><text:span text:style-name="T94">as</text:span><text:span text:style-name="T95"><text:s/></text:span><text:span text:style-name="T96">conf</text:span><text:span text:style-name="T97">:</text:span></text:p>
      <text:p text:style-name="P98"><text:span text:style-name="T99"><text:tab/></text:span><text:span text:style-name="T100"><text:s/></text:span><text:span text:style-name="T101"># инициировать конфиг</text:span></text:p>
      <text:p text:style-name="P102"><text:span text:style-name="T103"><text:s text:c="8"/></text:span><text:span text:style-name="T104">conf</text:span><text:span text:style-name="T105">.</text:span><text:span text:style-name="T106">init</text:span><text:span text:style-name="T107">_</text:span><text:span text:style-name="T108">config</text:span><text:span text:style-name="T109">()</text:span></text:p>
      <text:p text:style-name="P110"><text:span text:style-name="T111"><text:tab/></text:span><text:span text:style-name="T112"><text:s/></text:span><text:span text:style-name="T113"># подготовить хранилище для обработанных данных</text:span></text:p>
      <text:p text:style-name="P114"><text:span text:style-name="T115"><text:s text:c="8"/></text:span><text:span text:style-name="T116">data</text:span><text:span text:style-name="T117"><text:s/></text:span><text:span text:style-name="T118">=</text:span><text:span text:style-name="T119"><text:s/>[]<text:s/></text:span></text:p>
      <text:p text:style-name="P120"><text:tab/><text:s/># выполнить обработку данных согласно типу АТС</text:p>
      <text:p text:style-name="P121"><text:span text:style-name="T122"><text:s text:c="8"/></text:span><text:span text:style-name="T123">if</text:span><text:span text:style-name="T124"><text:s/></text:span><text:span text:style-name="T125">conf.node<text:s/></text:span><text:span text:style-name="T126">==</text:span><text:span text:style-name="T127"><text:s/></text:span><text:span text:style-name="T128">"mt20"</text:span><text:span text:style-name="T129">:</text:span></text:p>
      <text:p text:style-name="P130"><text:span text:style-name="T131"><text:s text:c="12"/>data<text:s/></text:span><text:span text:style-name="T132">=</text:span><text:span text:style-name="T133"><text:s/></text:span><text:span text:style-name="T134">MT20.migrate(conf)</text:span></text:p>
      <text:p text:style-name="P135"/>
      <text:p text:style-name="P136"><text:span text:style-name="T137"><text:s text:c="8"/></text:span><text:span text:style-name="T138">if</text:span><text:span text:style-name="T139"><text:s/>conf.node<text:s/></text:span><text:span text:style-name="T140">==</text:span><text:span text:style-name="T141"><text:s/></text:span><text:span text:style-name="T142">"vocaltec"</text:span><text:span text:style-name="T143">:</text:span></text:p>
      <text:p text:style-name="P144"><text:span text:style-name="T145"><text:s text:c="12"/>data<text:s/></text:span><text:span text:style-name="T146">=</text:span><text:span text:style-name="T147"><text:s/></text:span><text:span text:style-name="T148">Vocaltec.migrate(conf)</text:span></text:p>
      <text:p text:style-name="P149"/>
      <text:p text:style-name="P150"><text:span text:style-name="T151"><text:s text:c="8"/></text:span><text:span text:style-name="T152">if</text:span><text:span text:style-name="T153"><text:s/>conf.node<text:s/></text:span><text:span text:style-name="T154">==</text:span><text:span text:style-name="T155"><text:s/></text:span><text:span text:style-name="T156">"nortell"</text:span><text:span text:style-name="T157">:</text:span></text:p>
      <text:p text:style-name="P158"><text:span text:style-name="T159"><text:s text:c="12"/>data<text:s/></text:span><text:span text:style-name="T160">=</text:span><text:span text:style-name="T161"><text:s/></text:span><text:span text:style-name="T162">Nortell.migrate(conf)</text:span></text:p>
      <text:p text:style-name="P163"/>
      <text:p text:style-name="P164"><text:span text:style-name="T165"><text:s text:c="8"/></text:span><text:span text:style-name="T166">if</text:span><text:span text:style-name="T167"><text:s/>conf.node<text:s/></text:span><text:span text:style-name="T168">==</text:span><text:span text:style-name="T169"><text:s/></text:span><text:span text:style-name="T170">'argus'</text:span><text:span text:style-name="T171">:</text:span></text:p>
      <text:p text:style-name="P172"><text:span text:style-name="T173"><text:s text:c="12"/>data<text:s/></text:span><text:span text:style-name="T174">=</text:span><text:span text:style-name="T175"><text:s/></text:span><text:span text:style-name="T176">Argus.migrate(conf)</text:span></text:p>
      <text:p text:style-name="P177"/>
      <text:p text:style-name="P178"><text:span text:style-name="T179"><text:s text:c="8"/></text:span><text:span text:style-name="T180">if</text:span><text:span text:style-name="T181"><text:s/>conf.node<text:s/></text:span><text:span text:style-name="T182">==</text:span><text:span text:style-name="T183"><text:s/></text:span><text:span text:style-name="T184">'axe-irkutsk'</text:span><text:span text:style-name="T185">:</text:span></text:p>
      <text:p text:style-name="P186"><text:span text:style-name="T187"><text:s text:c="12"/>data</text:span><text:span text:style-name="T188"><text:s/></text:span><text:span text:style-name="T189">=</text:span><text:span text:style-name="T190"><text:s/></text:span><text:span text:style-name="T191">AXEIrk</text:span><text:span text:style-name="T192">.</text:span><text:span text:style-name="T193">migrate</text:span><text:span text:style-name="T194">(</text:span><text:span text:style-name="T195">conf</text:span><text:span text:style-name="T196">)</text:span></text:p>
      <text:p text:style-name="P197"><text:span text:style-name="T198"><text:tab/></text:span><text:span text:style-name="T199"><text:s/></text:span><text:span text:style-name="T200"># Сформировать выходные данные в формате vIMS</text:span></text:p>
      <text:p text:style-name="P201"><text:span text:style-name="T202"><text:s text:c="8"/></text:span><text:span text:style-name="T203">if</text:span><text:span text:style-name="T204"><text:s/>data:</text:span></text:p>
      <text:p text:style-name="P205"><text:span text:style-name="T206"><text:s text:c="12"/></text:span><text:span text:style-name="T207">working_data(data, conf)</text:span></text:p>
      <text:p text:style-name="P208"><text:s text:c="12"/></text:p>
      <text:p text:style-name="P209"/>
      <text:p text:style-name="P210"/>
      <text:p text:style-name="P211"><text:span text:style-name="T212">if</text:span><text:span text:style-name="T213"><text:s/></text:span><text:span text:style-name="T214">__name__</text:span><text:span text:style-name="T215"><text:s/></text:span><text:span text:style-name="T216">==</text:span><text:span text:style-name="T217"><text:s/></text:span><text:span text:style-name="T218">"__main__"</text:span><text:span text:style-name="T219">:</text:span></text:p>
      <text:p text:style-name="P220"><text:span text:style-name="T221"><text:s text:c="4"/></text:span><text:span text:style-name="T222">migrate()</text:span></text:p>
      <text:p text:style-name="P223"/>
      <text:p text:style-name="P224"/>
      <text:list text:style-name="LFO2" text:continue-numbering="true">
        <text:list-item>
          <text:list>
            <text:list-item>
              <text:p text:style-name="P225">Внутренняя<text:s/>спецификация</text:p>
            </text:list-item>
          </text:list>
        </text:list-item>
      </text:list>
      <text:p text:style-name="P226"># Контектсный менеджер формирующий объект конфигурации и</text:p>
      <text:p text:style-name="P227"><text:span text:style-name="T228"><text:s text:c="4"/># управления исключениями</text:span></text:p>
      <text:p text:style-name="P229"><text:span text:style-name="T230">Procedure</text:span><text:span text:style-name="T231"><text:s/></text:span><text:span text:style-name="T232">Parser</text:span><text:span text:style-name="T233">.</text:span><text:span text:style-name="T234">run</text:span><text:span text:style-name="T235">_</text:span><text:span text:style-name="T236">migrate</text:span><text:span text:style-name="T237">()</text:span></text:p>
      <text:p text:style-name="P238"><text:span text:style-name="T239"><text:s text:c="4"/></text:span><text:span text:style-name="T240">#<text:s/></text:span><text:span text:style-name="T241">инициировать</text:span><text:span text:style-name="T242"><text:s/></text:span><text:span text:style-name="T243">конфиг</text:span></text:p>
      <text:p text:style-name="P244"><text:span text:style-name="T245"><text:s text:c="4"/>Procedure<text:s/></text:span><text:span text:style-name="T246">conf</text:span><text:span text:style-name="T247">.</text:span><text:span text:style-name="T248">init</text:span><text:span text:style-name="T249">_</text:span><text:span text:style-name="T250">config</text:span><text:span text:style-name="T251">()</text:span></text:p>
      <text:p text:style-name="P252"># выполнить обработку данных согласно типу АТС</text:p>
      <text:p text:style-name="P253"><text:span text:style-name="T254">Procedure<text:s/></text:span><text:span text:style-name="T255">MT20.migrate(conf)</text:span></text:p>
      <text:p text:style-name="P256"># Сформировать выходные данные в формате vIMS</text:p>
      <text:p text:style-name="P257"><text:span text:style-name="T258">Procedure</text:span><text:span text:style-name="T259"><text:s/></text:span><text:span text:style-name="T260">working_data(data, conf)</text:span></text:p>
      <text:p text:style-name="P261"/>
      <text:p text:style-name="P262"/>
      <text:p text:style-name="P263"/>
      <text:soft-page-break/>
      <text:p text:style-name="P264">2 Тестирование</text:p>
      <text:p text:style-name="P265">2.1 Общие принципы тестирования</text:p>
      <text:p text:style-name="P266"><text:span text:style-name="T267">Для проведения тестирования программы «</text:span><text:span text:style-name="T268">MigrateIMS</text:span><text:span text:style-name="T269">»</text:span><text:span text:style-name="T270"><text:s/>выполняется системное тестирование<text:s/></text:span><text:span text:style-name="T271">испытания</text:span><text:span text:style-name="T272">ми</text:span><text:span text:style-name="T273"><text:s/>класса В. Режим испытаний –<text:s/></text:span><text:span text:style-name="T274">II</text:span><text:span text:style-name="T275">.</text:span></text:p>
      <text:p text:style-name="P276">2.2 Организация испытаний программных изделий</text:p>
      <text:p text:style-name="P277">Организация испытаний программного изделия преследует цель установления факта наличия/отсутствия ошибок и расхождения между истинными свойствами программного изделия и его спецификациями.<text:s/></text:p>
      <text:p text:style-name="P278">2.3 Виды испытаний программного изделия. Стадии испытаний</text:p>
      <text:p text:style-name="P279"><text:span text:style-name="T280">ааа</text:span></text:p>
      <text:p text:style-name="P281">2.4 Режимы испытаний программ</text:p>
      <text:p text:style-name="P282">2.5 Категории испытания программного изделия</text:p>
      <text:p text:style-name="P283">2.6 Технология тестирования, классы эквивалентности</text:p>
      <text:p text:style-name="P284">2.7 Построение тестов</text:p>
      <text:p text:style-name="P2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6" style:parent-style-name="Верхнийколонтитул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page-number text:fixed="false">22</text:page-number></text:p>
      </style:header>
    </style:master-page>
    <style:master-page style:next-style-name="MP0" style:name="MPF0" style:page-layout-name="PL0"/>
    <style:master-page style:name="MP1" style:page-layout-name="PL1">
      <style:header>
        <text:p text:style-name="P26"><text:page-number text:fixed="false">3</text:page-number></text:p>
      </style:header>
    </style:master-page>
    <style:master-page style:next-style-name="MP1" style:name="MPF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benshchikov Oleg</meta:initial-creator>
    <dc:creator>Bubenshchikov Oleg</dc:creator>
    <meta:creation-date>2018-12-06T02:40:00Z</meta:creation-date>
    <dc:date>2018-12-14T04:29:00Z</dc:date>
    <meta:template xlink:href="Normal.dotm" xlink:type="simple"/>
    <meta:editing-cycles>7</meta:editing-cycles>
    <meta:editing-duration>PT5700S</meta:editing-duration>
    <meta:document-statistic meta:page-count="4" meta:paragraph-count="6" meta:word-count="479" meta:character-count="3208" meta:row-count="22" meta:non-whitespace-character-count="2735"/>
  </office:meta>
</office:document-meta>
</file>